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A0000025936597315F517BB9A.png" manifest:media-type="image/png"/>
  <manifest:file-entry manifest:full-path="Pictures/100000010000023E000002513E1CDAFC830D54BC.png" manifest:media-type="image/png"/>
  <manifest:file-entry manifest:full-path="Pictures/100000010000014500000253331456FBA2AE4420.png" manifest:media-type="image/png"/>
  <manifest:file-entry manifest:full-path="Pictures/100000010000016300000254CF677DA3C7AA535D.png" manifest:media-type="image/png"/>
  <manifest:file-entry manifest:full-path="Pictures/10000001000002260000024F4F87546A68C0921C.png" manifest:media-type="image/png"/>
  <manifest:file-entry manifest:full-path="Pictures/10000001000001310000025722D9E8D4E75B05CE.png" manifest:media-type="image/png"/>
  <manifest:file-entry manifest:full-path="Pictures/1000000100000109000001144E2911D5DFBDDF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0.009cm" svg:y="0.131cm" svg:width="6.937cm" svg:height="12.698cm" draw:z-index="0"><draw:image xlink:href="Pictures/100000010000014500000253331456FBA2AE442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char" svg:x="4.27cm" svg:y="0.393cm" svg:width="12.435cm" svg:height="12.846cm" draw:z-index="1"><draw:image xlink:href="Pictures/100000010000023E000002513E1CDAFC830D54B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char" svg:x="0.912cm" svg:y="0.42cm" svg:width="14.554cm" svg:height="15.639cm" draw:z-index="2"><draw:image xlink:href="Pictures/10000001000002260000024F4F87546A68C0921C.png" xlink:type="simple" xlink:show="embed" xlink:actuate="onLoad" draw:mime-type="image/png"/></draw:frame><draw:frame draw:style-name="fr1" draw:name="Imagen4" text:anchor-type="char" svg:x="9.599cm" svg:y="11.448cm" svg:width="8.183cm" svg:height="13.735cm" draw:z-index="3"><draw:image xlink:href="Pictures/100000010000016300000254CF677DA3C7AA535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n5" text:anchor-type="char" svg:x="0.088cm" svg:y="0.312cm" svg:width="6.433cm" svg:height="12.637cm" draw:z-index="4"><draw:image xlink:href="Pictures/10000001000001310000025722D9E8D4E75B05CE.png" xlink:type="simple" xlink:show="embed" xlink:actuate="onLoad" draw:mime-type="image/png"/></draw:frame><draw:frame draw:style-name="fr1" draw:name="Imagen6" text:anchor-type="char" svg:x="6.92cm" svg:y="0.316cm" svg:width="6.664cm" svg:height="12.755cm" draw:z-index="5"><draw:image xlink:href="Pictures/100000010000013A0000025936597315F517BB9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7" text:anchor-type="char" svg:x="1.291cm" svg:y="7.024cm" svg:width="7.011cm" svg:height="7.303cm" draw:z-index="6"><draw:image xlink:href="Pictures/1000000100000109000001144E2911D5DFBDDF3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5T13:12:30.967000000</meta:creation-date>
    <dc:date>2024-02-15T13:18:15.759000000</dc:date>
    <meta:editing-duration>PT23S</meta:editing-duration>
    <meta:editing-cycles>1</meta:editing-cycles>
    <meta:document-statistic meta:table-count="0" meta:image-count="7" meta:object-count="0" meta:page-count="3" meta:paragraph-count="0" meta:word-count="0" meta:character-count="0" meta:non-whitespace-character-count="0"/>
    <meta:generator>LibreOffice/7.4.6.2$Windows_X86_64 LibreOffice_project/5b1f5509c2decdade7fda905e3e1429a67acd63d</meta:generator>
  </office:meta>
</office:document-meta>
</file>